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cm" style:contextual-spacing="false" fo:line-height="150%" fo:text-indent="0cm" style:auto-text-indent="false"/>
      <style:text-properties style:font-name="Arial" fo:font-size="11pt" officeooo:paragraph-rsid="001d285e" style:font-size-asian="11pt" style:font-size-complex="11pt"/>
    </style:style>
    <style:style style:name="P2" style:family="paragraph" style:parent-style-name="Text_20_body">
      <style:paragraph-properties fo:margin-left="0cm" fo:margin-right="0cm" fo:margin-top="0cm" fo:margin-bottom="0.21cm" style:contextual-spacing="false" fo:line-height="150%" fo:text-indent="0cm" style:auto-text-indent="false"/>
      <style:text-properties style:font-name="Arial" fo:font-size="11pt" fo:font-style="normal" style:text-underline-style="none" fo:font-weight="normal" officeooo:paragraph-rsid="001d285e" style:font-size-asian="11pt" style:font-style-asian="normal" style:font-weight-asian="normal" style:font-size-complex="11pt" style:font-style-complex="normal" style:font-weight-complex="normal"/>
    </style:style>
    <style:style style:name="P3" style:family="paragraph" style:parent-style-name="Text_20_body">
      <style:paragraph-properties fo:margin-left="0cm" fo:margin-right="0cm" fo:margin-top="0cm" fo:margin-bottom="0.21cm" style:contextual-spacing="false" fo:line-height="150%" fo:text-indent="0cm" style:auto-text-indent="false"/>
      <style:text-properties style:font-name="Arial" officeooo:paragraph-rsid="001d285e"/>
    </style:style>
    <style:style style:name="P4" style:family="paragraph" style:parent-style-name="Text_20_body">
      <style:paragraph-properties fo:margin-left="0cm" fo:margin-right="0cm" fo:margin-top="0cm" fo:margin-bottom="0cm" style:contextual-spacing="false" fo:line-height="150%" fo:text-indent="0cm" style:auto-text-indent="false"/>
      <style:text-properties style:font-name="Arial" fo:font-size="11pt" officeooo:paragraph-rsid="001d285e" style:font-size-asian="11pt" style:font-size-complex="11pt"/>
    </style:style>
    <style:style style:name="P5" style:family="paragraph" style:parent-style-name="Text_20_body">
      <style:paragraph-properties fo:margin-top="0cm" fo:margin-bottom="0.21cm" style:contextual-spacing="false" fo:line-height="150%"/>
      <style:text-properties style:font-name="Arial" fo:font-size="11pt" officeooo:paragraph-rsid="001d285e" style:font-size-asian="11pt" style:font-size-complex="11pt"/>
    </style:style>
    <style:style style:name="P6" style:family="paragraph" style:parent-style-name="Heading_20_1">
      <style:paragraph-properties fo:break-before="page"/>
      <style:text-properties style:use-window-font-color="true" officeooo:paragraph-rsid="001d285e"/>
    </style:style>
    <style:style style:name="P7" style:family="paragraph" style:parent-style-name="Heading_20_3">
      <style:paragraph-properties fo:line-height="150%"/>
      <style:text-properties fo:font-size="13pt" officeooo:paragraph-rsid="001d285e" style:font-size-asian="13pt" style:font-size-complex="13pt"/>
    </style:style>
    <style:style style:name="P8" style:family="paragraph" style:parent-style-name="Heading_20_3">
      <style:paragraph-properties fo:line-height="150%"/>
      <style:text-properties style:font-name="Arial" fo:font-size="13pt" officeooo:paragraph-rsid="001d285e" style:font-size-asian="13pt" style:font-size-complex="13pt"/>
    </style:style>
    <style:style style:name="P9" style:family="paragraph" style:parent-style-name="Heading_20_3">
      <style:paragraph-properties fo:line-height="150%"/>
      <style:text-properties officeooo:paragraph-rsid="001d285e"/>
    </style:style>
    <style:style style:name="P10" style:family="paragraph" style:parent-style-name="Text_20_body" style:list-style-name="L1">
      <style:paragraph-properties fo:margin-top="0cm" fo:margin-bottom="0.21cm" style:contextual-spacing="false" fo:line-height="150%"/>
      <style:text-properties officeooo:paragraph-rsid="001d285e"/>
    </style:style>
    <style:style style:name="P11" style:family="paragraph" style:parent-style-name="Text_20_body" style:list-style-name="L1">
      <style:paragraph-properties fo:margin-top="0cm" fo:margin-bottom="0.21cm" style:contextual-spacing="false" fo:line-height="150%"/>
      <style:text-properties style:font-name="Arial" fo:font-size="11pt" fo:font-style="normal" style:text-underline-style="none" fo:font-weight="normal" officeooo:paragraph-rsid="001d285e"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left="0cm" fo:margin-right="0cm" fo:margin-top="0cm" fo:margin-bottom="0.21cm" style:contextual-spacing="false" fo:line-height="150%" fo:text-indent="0cm" style:auto-text-indent="false"/>
      <style:text-properties officeooo:paragraph-rsid="001d285e"/>
    </style:style>
    <style:style style:name="T1"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font-name="Arial" fo:font-size="11pt" fo:font-style="normal" style:text-underline-style="none" fo:font-weight="normal" officeooo:rsid="0009f91e" style:font-size-asian="11pt" style:font-style-asian="normal" style:font-weight-asian="normal" style:font-size-complex="11pt" style:font-style-complex="normal" style:font-weight-complex="normal"/>
    </style:style>
    <style:style style:name="T3" style:family="text">
      <style:text-properties style:font-name="Arial" fo:font-size="11pt" style:font-size-asian="11pt" style:font-size-complex="11pt"/>
    </style:style>
    <style:style style:name="T4" style:family="text">
      <style:text-properties style:font-name="Arial" fo:font-size="11pt" officeooo:rsid="0006bfbc" style:font-size-asian="11pt" style:font-size-complex="11pt"/>
    </style:style>
    <style:style style:name="T5" style:family="text">
      <style:text-properties style:font-name="Arial" fo:font-size="11pt" fo:font-weight="bold" style:font-size-asian="11pt" style:font-size-complex="11pt"/>
    </style:style>
    <style:style style:name="T6" style:family="text">
      <style:text-properties style:font-name="Arial" fo:font-size="11pt" fo:font-weight="normal" style:font-size-asian="11pt" style:font-weight-asian="normal" style:font-size-complex="11pt" style:font-weight-complex="normal"/>
    </style:style>
    <style:style style:name="T7" style:family="text">
      <style:text-properties style:font-name="Arial" fo:font-size="11pt" fo:font-weight="normal" officeooo:rsid="0006bfbc" style:font-size-asian="11pt" style:font-weight-asian="normal" style:font-size-complex="11pt" style:font-weight-complex="normal"/>
    </style:style>
    <style:style style:name="T8" style:family="text">
      <style:text-properties fo:font-weight="bold"/>
    </style:style>
    <style:style style:name="T9" style:family="text">
      <style:text-properties fo:font-weight="bold" officeooo:rsid="000961d5"/>
    </style:style>
    <style:style style:name="T10" style:family="text">
      <style:text-properties officeooo:rsid="0007ea5e"/>
    </style:style>
    <style:style style:name="T11" style:family="text">
      <style:text-properties officeooo:rsid="000961d5"/>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weight="bold" officeooo:rsid="000961d5" style:font-size-asian="11pt" style:font-weight-asian="bold" style:font-size-complex="11pt" style:font-weight-complex="bold"/>
    </style:style>
    <style:style style:name="T14" style:family="text">
      <style:text-properties officeooo:rsid="001db0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3.9 Condizioni di Boundary</text:h>
      <text:h text:style-name="P7" text:outline-level="3">3.9.1 <text:span text:style-name="T14">Inizializzazione</text:span></text:h>
      <text:p text:style-name="P12"><text:span text:style-name="T5">Start-up (primo avvio): </text:span><text:span text:style-name="T3">Per il primo start-up del sistema </text:span><text:span text:style-name="T4">At-silo</text:span><text:span text:style-name="T3"> è necessario l'avvio di un web server che fornisca servizi ai WebClient e di un Database MYSQL per la gestione dei dati persistenti, e l'amministratore potrà <text:s text:c="2"/>avviare il server di </text:span><text:span text:style-name="T4">At-silo.</text:span><text:span text:style-name="T3"> In seguito, tramite l'interfaccia di Login del </text:span><text:span text:style-name="T4">c</text:span><text:span text:style-name="T3">lient, sarà possibile autenticarsi tramite opportune credenziali (login e password) come Amministratore del sistema. Una volta effettuato l'accesso come Amministratore di sistema, </text:span><text:span text:style-name="T4">At-silo</text:span><text:span text:style-name="T3"> presenterà all'utente il </text:span><text:span text:style-name="T6">workspace </text:span><text:span text:style-name="T7">di am</text:span><text:span text:style-name="T6">ministratore</text:span><text:span text:style-name="T3">, dal quale si possono effettuare tutte le operazioni che il sistema fornisce.</text:span></text:p>
      <text:p text:style-name="P4"/>
      <text:p text:style-name="P4"><text:span text:style-name="T8">Start-up (sessione generica): </text:span>Il dipendente avvia il sistema. Gli viene presentata l'interfaccia di login del sistema. Inserendo le proprie credenziali (login e password), all'interno dei campi di testo appositi, effettua l'accesso al sistema. Le interfacce di log<text:span text:style-name="T10">i</text:span>n sono molto semplici e condividono più o meno gli stessi elementi: due campi di testo e il pulsante di log<text:span text:style-name="T10">i</text:span>n. Quando l'utente clicca su quest'ultimo, lato server, il sistema accede al DB e provvede alla verifica della correttezza delle informazioni fornite cercando all'interno del database tra gli utenti registrati al sistema. Se l'accesso avviene con successo, l'operazione di log<text:span text:style-name="T10">i</text:span>n viene memorizzata in un file di log. </text:p>
      <text:p text:style-name="P4"><text:span text:style-name="T10">Un utente gen</text:span><text:span text:style-name="T11">itore</text:span> avvia il sistema semplicemente utilizzando un browser e accedendo al sito internet di <text:span text:style-name="T10">At-silo e compilando i due campi di login</text:span>.</text:p>
      <text:p text:style-name="P4"/>
      <text:p text:style-name="P1"><text:span text:style-name="T8">Start-up (a seguito di </text:span><text:span text:style-name="T9">un fallimento</text:span><text:span text:style-name="T8">): </text:span>Il sistema accede al Database per ricaricare i dati persistenti, in caso di dati inconsistenti, effettua un ripristino all'ultimo backup disponibile, ripopolando il DB con dati corretti. In seguito, il sistema presenta la finestra di login come un normale Start-up.</text:p>
      <text:h text:style-name="P8" text:outline-level="3">3.9.2 Termina<text:span text:style-name="T11">z</text:span>ion<text:span text:style-name="T11">e</text:span></text:h>
      <text:p text:style-name="P3"><text:span text:style-name="T12">Termina</text:span><text:span text:style-name="T13">z</text:span><text:span text:style-name="T12">ion</text:span><text:span text:style-name="T13">e</text:span><text:span text:style-name="T12"> </text:span><text:span text:style-name="T13">lato </text:span><text:span text:style-name="T12">Server: </text:span><text:span text:style-name="T3">Il sottosistema che risiede nel Server prevede la terminazione corretta del server. Il sistema una volta terminato non accetterà più richieste da tutti i client.</text:span></text:p>
      <text:p text:style-name="P5"><text:span text:style-name="T8">Termina</text:span><text:span text:style-name="T9">z</text:span><text:span text:style-name="T8">ion</text:span><text:span text:style-name="T9">e</text:span><text:span text:style-name="T8"> </text:span><text:span text:style-name="T9">lato </text:span><text:span text:style-name="T8">Client: </text:span>Prevede terminazione del sottosistema Client, <text:span text:style-name="T11">dal </text:span>lato Web. Quando <text:span text:style-name="T11">v</text:span>iene terminat<text:span text:style-name="T11">a</text:span> correttamente <text:span text:style-name="T11">la procedura</text:span>, vengono inviati messaggi agli altri sottosistemi al fine di gestire correttamente i dati in fase di chiusura e salvare quelli modificati durante la sessione <text:span text:style-name="T11">ed</text:span> <text:span text:style-name="T11">i</text:span>nfine vengono arrestati i flussi di lavoro ancora aperti. </text:p>
      <text:h text:style-name="P9" text:outline-level="3">3.9.3 Fa<text:span text:style-name="T11">llimento</text:span></text:h>
      <text:p text:style-name="P2">Possono verificarsi diversi casi di fa<text:span text:style-name="T11">llimento</text:span> del sistema.</text:p>
      <text:list xml:id="list31510455" text:style-name="L1">
        <text:list-item>
          <text:p text:style-name="P11"><text:soft-page-break/>Nel caso in cui vengano meno i link di comunicazione tra Client e Server, i dati che non sono stati precedentemente salvati nel DB non verranno ripristinati alla ri-connessione. Quindi il Client sarà tenuto ad effettuare nuovamente lo startUp (sessione generica) e il re-inserimento dei dati non salvati. </text:p>
        </text:list-item>
        <text:list-item>
          <text:p text:style-name="P11">Nel caso in cui si verifichi un'interruzione inaspettata dell'alimentazione (sia lato server che lato client), non sono previsti metodi che ripristinino lo stato del sistema a prima dello spegnimento inaspettato.</text:p>
        </text:list-item>
        <text:list-item>
          <text:p text:style-name="P10"><text:span text:style-name="T1">Un altro caso di fallimento </text:span><text:span text:style-name="T2">potrebbe derivare </text:span><text:span text:style-name="T1">d</text:span><text:span text:style-name="T2">a</text:span><text:span text:style-name="T1">l software </text:span><text:span text:style-name="T2">stesso che causa </text:span><text:span text:style-name="T1">una chiusura inaspettata dovuta ad errori commessi durante la fase di implementazione.</text:span></text:p>
        </text:list-item>
        <text:list-item>
          <text:p text:style-name="P10"><text:span text:style-name="T2">Un altro caso</text:span><text:span text:style-name="T1"> di fa</text:span><text:span text:style-name="T2">l</text:span><text:span text:style-name="T1">l</text:span><text:span text:style-name="T2">imento</text:span><text:span text:style-name="T1"> potrebbe essere dovuto ad un errore critico nell'hardware del server o del cl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justify"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text-align="justify" style:justify-single-word="false" style:page-number="auto"/>
      <style:text-properties fo:font-size="13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3T09:33:06.93</meta:creation-date>
    <dc:date>2012-11-03T11:36:54.45</dc:date>
    <meta:editing-duration>P0D</meta:editing-duration>
    <meta:editing-cycles>2</meta:editing-cycles>
    <meta:generator>LibreOffice/3.6$Windows_x86 LibreOffice_project/da8c1e6-fd468f4-454e206-f42a4a9-143cfd</meta:generator>
    <meta:document-statistic meta:table-count="0" meta:image-count="0" meta:object-count="0" meta:page-count="2" meta:paragraph-count="15" meta:word-count="483" meta:character-count="3243" meta:non-whitespace-character-count="2774"/>
  </office:meta>
</office:document-meta>
</file>